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9953" officeooo:paragraph-rsid="001a9953"/>
    </style:style>
    <style:style style:name="P2" style:family="paragraph" style:parent-style-name="Standard">
      <style:paragraph-properties fo:line-height="200%"/>
      <style:text-properties officeooo:rsid="001a9953" officeooo:paragraph-rsid="001a9953"/>
    </style:style>
    <style:style style:name="P3" style:family="paragraph" style:parent-style-name="Standard">
      <style:paragraph-properties fo:line-height="200%"/>
      <style:text-properties officeooo:rsid="001c41d9" officeooo:paragraph-rsid="001daccd"/>
    </style:style>
    <style:style style:name="T1" style:family="text">
      <style:text-properties officeooo:rsid="001c41d9"/>
    </style:style>
    <style:style style:name="T2" style:family="text">
      <style:text-properties officeooo:rsid="001dac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: Dr. Coyne </text:p>
      <text:p text:style-name="P1">From: Joel Waddell </text:p>
      <text:p text:style-name="P1">Date: December 1, 2015 </text:p>
      <text:p text:style-name="P1">Subject: Framework Contributions </text:p>
      <text:p text:style-name="P1"/>
      <text:p text:style-name="P2"><text:tab/>As the Accounting Architecture was a professionally written document, it was difficult to propose any relevant changes to the document. <text:s/>However, after further study of the Accounting Architecture document, I have found three main areas where I would add material. <text:s/>Those three areas are: <text:span text:style-name="T1">technological advancements, structure models within relational databases, and different types of Version Control Systems. <text:s/></text:span></text:p>
      <text:p text:style-name="P2"><text:tab/><text:span text:style-name="T1">The first area I revised was technological advancements. <text:s/>I chose to discuss the importance of technological advancements not only in accounting but in the business world at large. <text:s/>For my reference I used PwC. <text:s/>Pwc talks about how there are many large trends called “Megatrends” and technology is one of them. <text:s/></text:span></text:p>
      <text:p text:style-name="P2"><text:tab/><text:span text:style-name="T1">The second area I chose to revise was the topic of relational databases. <text:s/>I chose to talk about how the AA document should discuss structure models such as E-R Diagrams and UML Class Diagrams. <text:s/>Class Diagrams are similar to E-R Diagrams but are still very important and should be discussed. <text:s/></text:span></text:p>
      <text:p text:style-name="P3"><text:tab/>The Third area I edited was under the topic of Version Control Systems. <text:s/>I stated that Version Control Systems should be discussed in more depth. <text:s/>In the AA document, the distinction between distributed and centralized Version Control Systems should be made. <text:s/></text:p>
      <text:p text:style-name="P3"><text:tab/><text:span text:style-name="T2">Based on my experience this semester, Accounting Architecture is solid discipline with infinite room to grow. <text:s/>I hope these contributions were helpful. <text:s/></text:span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2:04:38.757245509</meta:creation-date>
    <dc:date>2015-12-01T12:43:07.345240646</dc:date>
    <meta:editing-duration>PT5M18S</meta:editing-duration>
    <meta:editing-cycles>1</meta:editing-cycles>
    <meta:document-statistic meta:table-count="0" meta:image-count="0" meta:object-count="0" meta:page-count="1" meta:paragraph-count="9" meta:word-count="235" meta:character-count="1525" meta:non-whitespace-character-count="1268"/>
    <meta:generator>LibreOffice/5.0.2.2$Linux_x86 LibreOffice_project/00m0$Build-2</meta:generator>
  </office:meta>
</office:document-meta>
</file>